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ba264" officeooo:paragraph-rsid="000ba264"/>
    </style:style>
    <style:style style:name="P2" style:family="paragraph" style:parent-style-name="Text_20_body">
      <style:text-properties officeooo:rsid="000cfbc1" officeooo:paragraph-rsid="000cfbc1"/>
    </style:style>
    <style:style style:name="P3" style:family="paragraph" style:parent-style-name="Text_20_body">
      <style:text-properties officeooo:rsid="000ea9fc" officeooo:paragraph-rsid="000ea9fc"/>
    </style:style>
    <style:style style:name="P4" style:family="paragraph" style:parent-style-name="Text_20_body">
      <style:text-properties officeooo:rsid="0010d00a" officeooo:paragraph-rsid="0010d00a"/>
    </style:style>
    <style:style style:name="P5" style:family="paragraph" style:parent-style-name="Text_20_body">
      <style:text-properties officeooo:rsid="0010d00a" officeooo:paragraph-rsid="001f15f4"/>
    </style:style>
    <style:style style:name="P6" style:family="paragraph" style:parent-style-name="Text_20_body">
      <style:text-properties officeooo:paragraph-rsid="0010d00a"/>
    </style:style>
    <style:style style:name="P7" style:family="paragraph" style:parent-style-name="Text_20_body">
      <style:paragraph-properties fo:text-align="start" style:justify-single-word="false"/>
      <style:text-properties officeooo:paragraph-rsid="001bd485"/>
    </style:style>
    <style:style style:name="P8" style:family="paragraph" style:parent-style-name="Text_20_body">
      <style:text-properties officeooo:rsid="0019fb37" officeooo:paragraph-rsid="0019fb37"/>
    </style:style>
    <style:style style:name="P9" style:family="paragraph" style:parent-style-name="Text_20_body">
      <style:paragraph-properties fo:text-align="start" style:justify-single-word="false"/>
      <style:text-properties officeooo:rsid="001b4233" officeooo:paragraph-rsid="001b4233"/>
    </style:style>
    <style:style style:name="P10" style:family="paragraph" style:parent-style-name="Text_20_body">
      <style:text-properties officeooo:rsid="001b7b74" officeooo:paragraph-rsid="001b7b74"/>
    </style:style>
    <style:style style:name="P11" style:family="paragraph" style:parent-style-name="Text_20_body">
      <style:paragraph-properties fo:text-align="start" style:justify-single-word="false"/>
      <style:text-properties officeooo:rsid="001b7b74" officeooo:paragraph-rsid="001bd485"/>
    </style:style>
    <style:style style:name="P12" style:family="paragraph" style:parent-style-name="Text_20_body">
      <style:text-properties officeooo:rsid="001bd485" officeooo:paragraph-rsid="001bd485"/>
    </style:style>
    <style:style style:name="P13" style:family="paragraph" style:parent-style-name="Text_20_body">
      <style:text-properties officeooo:rsid="001bd485" officeooo:paragraph-rsid="001db109"/>
    </style:style>
    <style:style style:name="P14" style:family="paragraph" style:parent-style-name="Text_20_body">
      <style:text-properties officeooo:rsid="001bd485" officeooo:paragraph-rsid="001f15f4"/>
    </style:style>
    <style:style style:name="P15" style:family="paragraph" style:parent-style-name="Text_20_body">
      <style:text-properties officeooo:rsid="001bd485" officeooo:paragraph-rsid="0020b542"/>
    </style:style>
    <style:style style:name="P16" style:family="paragraph" style:parent-style-name="Text_20_body">
      <style:paragraph-properties fo:break-before="page"/>
    </style:style>
    <style:style style:name="P17" style:family="paragraph" style:parent-style-name="Text_20_body">
      <style:paragraph-properties fo:break-before="page"/>
      <style:text-properties officeooo:rsid="000ba264" officeooo:paragraph-rsid="000ba264"/>
    </style:style>
    <style:style style:name="P18" style:family="paragraph" style:parent-style-name="Text_20_body">
      <style:paragraph-properties fo:break-before="page"/>
      <style:text-properties officeooo:rsid="000ea9fc" officeooo:paragraph-rsid="000ea9fc"/>
    </style:style>
    <style:style style:name="P19" style:family="paragraph" style:parent-style-name="Quotations">
      <style:paragraph-properties fo:text-align="end" style:justify-single-word="false"/>
      <style:text-properties fo:font-variant="normal" fo:text-transform="none" fo:color="#000000" style:font-name="Georgia" fo:font-size="8pt" fo:letter-spacing="normal" fo:font-style="normal" fo:font-weight="normal" style:font-size-asian="8pt" style:font-size-complex="8pt"/>
    </style:style>
    <style:style style:name="P20" style:family="paragraph" style:parent-style-name="Quotations">
      <style:paragraph-properties fo:text-align="end" style:justify-single-word="false"/>
      <style:text-properties fo:font-variant="normal" fo:text-transform="none" fo:color="#000000" style:font-name="Georgia" fo:font-size="8pt" fo:letter-spacing="normal" fo:font-style="normal" fo:font-weight="normal" officeooo:paragraph-rsid="0012a88f" style:font-size-asian="8pt" style:font-size-complex="8pt"/>
    </style:style>
    <style:style style:name="P21" style:family="paragraph" style:parent-style-name="Quotations">
      <style:paragraph-properties fo:margin-top="0in" fo:margin-bottom="0.0382in" loext:contextual-spacing="false" fo:text-align="end" style:justify-single-word="false"/>
      <style:text-properties fo:font-size="8pt" style:font-size-asian="8pt" style:font-size-complex="8pt"/>
    </style:style>
    <style:style style:name="P22" style:family="paragraph" style:parent-style-name="Quotations">
      <style:paragraph-properties fo:margin-top="0in" fo:margin-bottom="0.0382in" loext:contextual-spacing="false" fo:text-align="end" style:justify-single-word="false"/>
    </style:style>
    <style:style style:name="P23" style:family="paragraph" style:parent-style-name="Quotations">
      <style:paragraph-properties fo:margin-top="0in" fo:margin-bottom="0in" loext:contextual-spacing="false" fo:text-align="end" style:justify-single-word="false"/>
      <style:text-properties fo:font-size="8pt" style:font-size-asian="8pt" style:font-size-complex="8pt"/>
    </style:style>
    <style:style style:name="P24" style:family="paragraph" style:parent-style-name="Quotations">
      <style:paragraph-properties fo:margin-top="0in" fo:margin-bottom="0in" loext:contextual-spacing="false" fo:text-align="end" style:justify-single-word="false"/>
      <style:text-properties fo:font-size="8pt" officeooo:paragraph-rsid="001b4233" style:font-size-asian="8pt" style:font-size-complex="8pt"/>
    </style:style>
    <style:style style:name="P25" style:family="paragraph" style:parent-style-name="Quotations">
      <style:paragraph-properties fo:margin-top="0in" fo:margin-bottom="0in" loext:contextual-spacing="false" fo:text-align="end" style:justify-single-word="false"/>
    </style:style>
    <style:style style:name="P26" style:family="paragraph" style:parent-style-name="Quotations">
      <style:paragraph-properties fo:margin-top="0in" fo:margin-bottom="0in" loext:contextual-spacing="false" fo:text-align="end" style:justify-single-word="false"/>
      <style:text-properties officeooo:paragraph-rsid="00149058"/>
    </style:style>
    <style:style style:name="P27" style:family="paragraph" style:parent-style-name="Quotations">
      <style:paragraph-properties fo:margin-top="0in" fo:margin-bottom="0in" loext:contextual-spacing="false" fo:text-align="end" style:justify-single-word="false"/>
      <style:text-properties officeooo:paragraph-rsid="001b4233"/>
    </style:style>
    <style:style style:name="P28" style:family="paragraph" style:parent-style-name="Quotations">
      <style:paragraph-properties fo:margin-top="0in" fo:margin-bottom="0in" loext:contextual-spacing="false" fo:text-align="end" style:justify-single-word="false" fo:break-before="page"/>
      <style:text-properties fo:font-size="8pt" style:font-size-asian="8pt" style:font-size-complex="8pt"/>
    </style:style>
    <style:style style:name="P29" style:family="paragraph" style:parent-style-name="Quotations">
      <style:paragraph-properties fo:margin-top="0.0398in" fo:margin-bottom="0.0398in" loext:contextual-spacing="false" fo:line-height="100%" fo:text-align="end" style:justify-single-word="false"/>
    </style:style>
    <style:style style:name="P30" style:family="paragraph" style:parent-style-name="Quotations">
      <style:paragraph-properties fo:margin-top="0.0398in" fo:margin-bottom="0.0398in" loext:contextual-spacing="false" fo:line-height="100%" fo:text-align="end" style:justify-single-word="false"/>
      <style:text-properties officeooo:paragraph-rsid="0010d224"/>
    </style:style>
    <style:style style:name="P31" style:family="paragraph" style:parent-style-name="Quotations">
      <style:paragraph-properties fo:margin-top="0.0398in" fo:margin-bottom="0.0398in" loext:contextual-spacing="false" fo:line-height="100%" fo:text-align="end" style:justify-single-word="false"/>
      <style:text-properties fo:font-size="8pt" style:font-size-asian="8pt" style:font-size-complex="8pt"/>
    </style:style>
    <style:style style:name="P32" style:family="paragraph" style:parent-style-name="Quotations">
      <style:paragraph-properties fo:margin-top="0.0398in" fo:margin-bottom="0.0398in" loext:contextual-spacing="false" fo:line-height="100%" fo:text-align="start" style:justify-single-word="false"/>
      <style:text-properties fo:font-size="8pt" style:font-size-asian="8pt" style:font-size-complex="8pt"/>
    </style:style>
    <style:style style:name="P33" style:family="paragraph" style:parent-style-name="Quotations">
      <style:paragraph-properties fo:margin-top="0.0398in" fo:margin-bottom="0.0398in" loext:contextual-spacing="false" fo:line-height="100%" fo:text-align="end" style:justify-single-word="false"/>
      <style:text-properties fo:font-variant="normal" fo:text-transform="none" fo:color="#000000" style:font-name="Georgia" fo:font-size="8pt" fo:letter-spacing="normal" fo:font-style="normal" fo:font-weight="normal" style:font-size-asian="8pt" style:font-size-complex="8pt"/>
    </style:style>
    <style:style style:name="P34" style:family="paragraph" style:parent-style-name="Quotations">
      <style:paragraph-properties fo:margin-top="0.0398in" fo:margin-bottom="0.0398in" loext:contextual-spacing="false" fo:line-height="100%" fo:text-align="end" style:justify-single-word="false"/>
      <style:text-properties fo:font-variant="normal" fo:text-transform="none" fo:color="#000000" style:font-name="Georgia" fo:font-size="8pt" fo:letter-spacing="normal" fo:font-style="normal" fo:font-weight="normal" officeooo:paragraph-rsid="0010d224" style:font-size-asian="8pt" style:font-size-complex="8pt"/>
    </style:style>
    <style:style style:name="P35" style:family="paragraph" style:parent-style-name="Quotations">
      <style:paragraph-properties fo:margin-top="0.0398in" fo:margin-bottom="0.0398in" loext:contextual-spacing="false" fo:line-height="100%" fo:text-align="end" style:justify-single-word="false"/>
      <style:text-properties fo:font-variant="normal" fo:text-transform="none" fo:color="#000000" style:font-name="Georgia" fo:font-size="8pt" fo:letter-spacing="normal" fo:font-style="normal" fo:font-weight="normal" style:font-size-asian="8pt" style:font-size-complex="8pt"/>
    </style:style>
    <style:style style:name="P36" style:family="paragraph" style:parent-style-name="Quotations">
      <style:paragraph-properties fo:margin-top="0in" fo:margin-bottom="0in" loext:contextual-spacing="false" fo:text-align="end" style:justify-single-word="false"/>
      <style:text-properties fo:font-size="8pt" style:font-size-asian="8pt" style:font-size-complex="8pt"/>
    </style:style>
    <style:style style:name="P37" style:family="paragraph" style:parent-style-name="Quotations">
      <style:paragraph-properties fo:margin-top="0in" fo:margin-bottom="0in" loext:contextual-spacing="false" fo:text-align="end" style:justify-single-word="false"/>
      <style:text-properties fo:font-size="8pt" officeooo:paragraph-rsid="00149058" style:font-size-asian="8pt" style:font-size-complex="8pt"/>
    </style:style>
    <style:style style:name="P38" style:family="paragraph" style:parent-style-name="Quotations">
      <style:paragraph-properties fo:margin-top="0in" fo:margin-bottom="0in" loext:contextual-spacing="false" fo:text-align="end" style:justify-single-word="false"/>
      <style:text-properties fo:font-variant="normal" fo:text-transform="none" fo:color="#000000" style:font-name="Georgia" fo:font-size="8pt" fo:letter-spacing="normal" fo:font-style="normal" fo:font-weight="bold" officeooo:paragraph-rsid="001b4233" style:font-size-asian="8pt" style:font-weight-asian="bold" style:font-size-complex="8pt" style:font-weight-complex="bold"/>
    </style:style>
    <style:style style:name="P39" style:family="paragraph" style:parent-style-name="Quotations">
      <style:paragraph-properties fo:margin-top="0in" fo:margin-bottom="0in" loext:contextual-spacing="false" fo:text-align="end" style:justify-single-word="false"/>
      <style:text-properties fo:font-variant="normal" fo:text-transform="none" fo:color="#000000" style:font-name="Georgia" fo:font-size="8pt" fo:letter-spacing="normal" fo:font-style="normal" fo:font-weight="normal" officeooo:paragraph-rsid="001b4233" style:font-size-asian="8pt" style:font-size-complex="8pt"/>
    </style:style>
    <style:style style:name="P40" style:family="paragraph" style:parent-style-name="Quotations">
      <style:paragraph-properties fo:margin-top="0in" fo:margin-bottom="0in" loext:contextual-spacing="false" fo:text-align="end" style:justify-single-word="false"/>
    </style:style>
    <style:style style:name="P41" style:family="paragraph" style:parent-style-name="Quotations">
      <style:paragraph-properties fo:text-align="end" style:justify-single-word="false"/>
    </style:style>
    <style:style style:name="P42" style:family="paragraph" style:parent-style-name="Quotations">
      <style:paragraph-properties fo:text-align="end" style:justify-single-word="false"/>
      <style:text-properties officeooo:paragraph-rsid="002b4078"/>
    </style:style>
    <style:style style:name="P43" style:family="paragraph" style:parent-style-name="Quotations">
      <style:paragraph-properties fo:text-align="end" style:justify-single-word="false"/>
      <style:text-properties officeooo:paragraph-rsid="002cb4f7"/>
    </style:style>
    <style:style style:name="P44" style:family="paragraph" style:parent-style-name="Quotations">
      <style:paragraph-properties fo:text-align="end" style:justify-single-word="false"/>
      <style:text-properties officeooo:paragraph-rsid="002b0af6"/>
    </style:style>
    <style:style style:name="P45" style:family="paragraph" style:parent-style-name="Quotations">
      <style:paragraph-properties fo:text-align="end" style:justify-single-word="false"/>
      <style:text-properties officeooo:paragraph-rsid="002e6c94"/>
    </style:style>
    <style:style style:name="P46" style:family="paragraph" style:parent-style-name="Quotations">
      <style:paragraph-properties fo:text-align="end" style:justify-single-word="false"/>
      <style:text-properties officeooo:paragraph-rsid="003050d3"/>
    </style:style>
    <style:style style:name="P47" style:family="paragraph" style:parent-style-name="Quotations">
      <style:paragraph-properties fo:text-align="end" style:justify-single-word="false"/>
      <style:text-properties officeooo:paragraph-rsid="0030d072"/>
    </style:style>
    <style:style style:name="P48" style:family="paragraph" style:parent-style-name="Quotations">
      <style:paragraph-properties fo:text-align="end" style:justify-single-word="false"/>
      <style:text-properties officeooo:rsid="002b4078" officeooo:paragraph-rsid="002b4078"/>
    </style:style>
    <style:style style:name="P49" style:family="paragraph" style:parent-style-name="Title">
      <style:text-properties officeooo:rsid="000ba264" officeooo:paragraph-rsid="000ba264"/>
    </style:style>
    <style:style style:name="P50" style:family="paragraph" style:parent-style-name="Text_20_body">
      <style:text-properties officeooo:rsid="0018da58" officeooo:paragraph-rsid="0018da58"/>
    </style:style>
    <style:style style:name="P51" style:family="paragraph" style:parent-style-name="Text_20_body">
      <style:text-properties officeooo:rsid="0025fab2" officeooo:paragraph-rsid="0025fab2"/>
    </style:style>
    <style:style style:name="P52" style:family="paragraph" style:parent-style-name="Text_20_body">
      <style:text-properties officeooo:rsid="0026f7cc" officeooo:paragraph-rsid="0026f7cc"/>
    </style:style>
    <style:style style:name="P53" style:family="paragraph" style:parent-style-name="Text_20_body">
      <style:text-properties officeooo:rsid="0028e90e" officeooo:paragraph-rsid="0028e90e"/>
    </style:style>
    <style:style style:name="P54" style:family="paragraph" style:parent-style-name="Text_20_body">
      <style:text-properties officeooo:rsid="000cfbc1" officeooo:paragraph-rsid="000cfbc1"/>
    </style:style>
    <style:style style:name="P55" style:family="paragraph" style:parent-style-name="Text_20_body">
      <style:text-properties officeooo:rsid="000ba264" officeooo:paragraph-rsid="000ba264"/>
    </style:style>
    <style:style style:name="P56" style:family="paragraph" style:parent-style-name="Text_20_body">
      <style:paragraph-properties fo:break-before="page"/>
      <style:text-properties officeooo:rsid="0010d00a" officeooo:paragraph-rsid="0010d00a"/>
    </style:style>
    <style:style style:name="P57" style:family="paragraph" style:parent-style-name="Text_20_body">
      <style:paragraph-properties fo:break-before="page"/>
      <style:text-properties officeooo:rsid="0025fab2" officeooo:paragraph-rsid="0025fab2"/>
    </style:style>
    <style:style style:name="P58" style:family="paragraph" style:parent-style-name="Text_20_body">
      <style:paragraph-properties fo:break-before="page"/>
      <style:text-properties officeooo:rsid="000cfbc1" officeooo:paragraph-rsid="000cfbc1"/>
    </style:style>
    <style:style style:name="T1" style:family="text">
      <style:text-properties officeooo:rsid="0010d00a"/>
    </style:style>
    <style:style style:name="T2" style:family="text">
      <style:text-properties fo:font-variant="normal" fo:text-transform="none" fo:color="#000000" style:font-name="Georgia" fo:letter-spacing="normal" fo:font-style="normal" fo:font-weight="normal"/>
    </style:style>
    <style:style style:name="T3" style:family="text">
      <style:text-properties fo:font-variant="normal" fo:text-transform="none" fo:color="#000000" style:font-name="Georgia" fo:letter-spacing="normal" fo:font-style="normal" fo:font-weight="normal" officeooo:rsid="001b4233" style:font-weight-asian="normal" style:font-weight-complex="normal"/>
    </style:style>
    <style:style style:name="T4" style:family="text">
      <style:text-properties fo:font-variant="normal" fo:text-transform="none" fo:color="#000000" style:font-name="Georgia" fo:font-size="8pt" fo:letter-spacing="normal" fo:font-style="normal" fo:font-weight="normal" style:font-size-asian="8pt" style:font-size-complex="8pt"/>
    </style:style>
    <style:style style:name="T5" style:family="text">
      <style:text-properties fo:font-variant="normal" fo:text-transform="none" fo:color="#000000" style:font-name="Georgia" fo:font-size="8pt" fo:letter-spacing="normal" fo:font-style="normal" fo:font-weight="bold" style:font-size-asian="8pt" style:font-size-complex="8pt"/>
    </style:style>
    <style:style style:name="T6" style:family="text">
      <style:text-properties fo:font-variant="normal" fo:text-transform="none" fo:color="#000000" style:text-line-through-style="none" style:text-line-through-type="none" style:font-name="Georgia" fo:font-size="8pt" fo:letter-spacing="normal" fo:font-style="normal" style:text-underline-style="none" fo:font-weight="normal" style:text-blinking="false" style:font-size-asian="8pt" style:font-size-complex="8pt"/>
    </style:style>
    <style:style style:name="T7" style:family="text">
      <style:text-properties fo:font-variant="normal" fo:text-transform="none" fo:color="#000000" fo:letter-spacing="normal"/>
    </style:style>
    <style:style style:name="T8" style:family="text">
      <style:text-properties fo:font-variant="normal" fo:text-transform="none" style:text-line-through-style="none" style:text-line-through-type="none" style:text-position="33% 80%" style:font-name="Georgia" fo:font-size="8pt" fo:letter-spacing="normal" fo:font-style="normal" style:text-underline-style="none" fo:font-weight="normal" style:text-blinking="false" style:font-size-asian="8pt" style:font-size-complex="8pt"/>
    </style:style>
    <style:style style:name="T9" style:family="text">
      <style:text-properties style:text-line-through-style="none" style:text-line-through-type="none" style:text-position="33% 80%" fo:font-size="8pt" style:text-underline-style="none" style:text-blinking="false" style:font-size-asian="8pt" style:font-size-complex="8pt"/>
    </style:style>
    <style:style style:name="T10" style:family="text">
      <style:text-properties fo:font-size="8pt" style:font-size-asian="8pt" style:font-size-complex="8pt"/>
    </style:style>
    <style:style style:name="T11" style:family="text">
      <style:text-properties fo:font-style="italic" style:font-style-asian="italic" style:font-style-complex="italic"/>
    </style:style>
    <style:style style:name="T12" style:family="text">
      <style:text-properties fo:font-style="italic" officeooo:rsid="0012c412" style:font-style-asian="italic" style:font-style-complex="italic"/>
    </style:style>
    <style:style style:name="T13" style:family="text">
      <style:text-properties fo:font-weight="bold"/>
    </style:style>
    <style:style style:name="T14" style:family="text">
      <style:text-properties officeooo:rsid="0015dfcf"/>
    </style:style>
    <style:style style:name="T15" style:family="text">
      <style:text-properties officeooo:rsid="0015eb72"/>
    </style:style>
    <style:style style:name="T16" style:family="text">
      <style:text-properties officeooo:rsid="0025c82a"/>
    </style:style>
    <style:style style:name="T17" style:family="text">
      <style:text-properties officeooo:rsid="0025fab2"/>
    </style:style>
    <style:style style:name="T18" style:family="text">
      <style:text-properties officeooo:rsid="0028e90e"/>
    </style:style>
    <style:style style:name="T19" style:family="text">
      <style:text-properties fo:font-size="12pt"/>
    </style:style>
    <style:style style:name="T20" style:family="text">
      <style:text-properties fo:font-size="19pt"/>
    </style:style>
    <style:style style:name="T21" style:family="text">
      <style:text-properties officeooo:rsid="002b0af6"/>
    </style:style>
    <style:style style:name="T22" style:family="text">
      <style:text-properties officeooo:rsid="002b4078"/>
    </style:style>
    <style:style style:name="T23" style:family="text">
      <style:text-properties officeooo:rsid="002e6c94"/>
    </style:style>
    <style:style style:name="T24" style:family="text">
      <style:text-properties fo:font-size="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Guia <text:span text:style-name="T16">ao</text:span> Platão</text:p>
      <text:p text:style-name="P1"/>
      <text:p text:style-name="P1">https://geoffreysteadman.files.wordpress.com/2012/06/platorepublic-july12.pdf</text:p>
      <text:p text:style-name="P1"/>
      <text:p text:style-name="P17">Fatos</text:p>
      <text:p text:style-name="P1">428/7 B.C. Nascimento de Platão</text:p>
      <text:p text:style-name="P1"/>
      <text:p text:style-name="P1">PLATONIC CHRONOLOGY and WRITINGS</text:p>
      <text:p text:style-name="P1">https://www.csun.edu/~hcfll004/platochron.html</text:p>
      <text:p text:style-name="P58">Contexto Histórico da Juventude de Platão</text:p>
      <text:p text:style-name="P2"/>
      <text:p text:style-name="P42">Plat30 nasceu em Atenas, em 4281427<text:line-break/>a.C. Seu verdadeiro nome era Aristocles. Plat i o C apelido que derivou, como referem alguns, de seu vigor fisico ou, como contam outros, da amplitude de seu estilo ou ainda da<text:line-break/>extens30 de sua fronte (emgrego, platos significa precisamente "amplitude", "largueza",<text:line-break/>"extens50n).Seu pai contava orgulhosamente com o rei Codro entre seus antepassados,<text:line-break/>ao passo que sua mie se orgulhava do parentesco com Solon. Assim, C natural que,<text:line-break/>desde a juventude, Plat20 j i visse na vida<text:line-break/>politica seu proprio ideal: nascimento, inteligCncia, aptid6es pessoais, tudo o levava<text:line-break/>para essa diregao. Esse <text:span text:style-name="T19">C </text:span>um dado biogriifico absolutamente essencial, que incidiria profundamente na propria substincia de seu<text:line-break/>pensamento. </text:p>
      <text:p text:style-name="P42">Arist6teles relata-nos que Plat50 foi inicialmente discipulo de Cratilo, seguidor de<text:line-break/>Hericlito e, posteriormente, de S6crates. <text:line-break/></text:p>
      <text:p text:style-name="P43">Platio travou seu primeiro contato direto com a vida politica em 4041403 a.C.,<text:line-break/>quando a aristocracia assumiu o poder e dois<text:line-break/>parentes seus, Carmides e Critias, tiveram<text:line-break/>importante participaqio no govern0 oligirquico. Foi certamente uma experiikcia amarga e frustrante para ele, por causa dos mktodos facciosos e violentos que constatou serem aplicados exatamente por aqueles nos<text:line-break/>quais depositava confianqa.</text:p>
      <text:p text:style-name="P43"><text:s/><text:line-break/>Entretanto, seu desgosto com os mitodos da politica praticada em Atenas deve<text:line-break/>ter alcanqado o maximo de sua express50<text:line-break/>com a condenaq50 de Socrates a morte. 0 s<text:line-break/>responsiveis por essa condenaqzo foram os<text:line-break/>democratas (quehaviam retomado o poder).<text:line-break/>Assim, Plat50 convenceu-se de que para ele,<text:line-break/>naquele momento, era bom manter-se afastad0 da politica militante. <text:line-break/><text:line-break/></text:p>
      <text:p text:style-name="P48">Página 132</text:p>
      <text:p text:style-name="P42">https://www.amazon.com.br/História-Filosofia-Pagã-Antiga/dp/8534919704<text:line-break/></text:p>
      <text:p text:style-name="P2"/>
      <text:p text:style-name="P2">A boy of Plato's connections would have heard and seen, at close range, whatever went on in Athenian political life in the turbulent years that followed the Sicilian disaster of 415: the fall of the democracy, <text:soft-page-break/>the rise and fall of the Four Hundred and then the Thirty Tyrants, the trial of Antiphon, the overthrow of Theramenes, the return and second departure of Alcibiades. </text:p>
      <text:p text:style-name="P2">https://www.ideals.illinois.edu/bitstream/handle/2142/12291/illinoisclassica151991NORTH.pdf?sequence=2</text:p>
      <text:p text:style-name="P57">Interpretação e Estrutura da obra de Platão</text:p>
      <text:p text:style-name="P51"/>
      <text:p text:style-name="P53">Interpretação do Giovanni de Reale</text:p>
      <text:p text:style-name="P53"/>
      <text:p text:style-name="P41">De Plat<text:span text:style-name="T18">ão</text:span> nos chegaram todos os escritos (trinta e seis dialogos, subdivididos em tetralogias), caso unico e afortunado na antiguidade, mas que p<text:span text:style-name="T18">õ</text:span>e alguns<text:line-break/>problemas deveras complexos:<text:line-break/>I) estabelecer quais <text:span text:style-name="T18">diálogos são autênticos e quais não;</text:span><text:line-break/>2) estabelecer a cronologia dos di<text:span text:style-name="T18">á</text:span>logos<text:line-break/><text:span text:style-name="T19">3) </text:span>estabelecer a rela<text:span text:style-name="T18">ção </text:span>entre as doutrinas filos<text:span text:style-name="T18">ó</text:span>ficas que<text:line-break/>se deduzem dos di<text:span text:style-name="T18">á</text:span>logos e as assim chamadas "doutrinas n<text:span text:style-name="T18">ão</text:span><text:line-break/>escritas" proferidas por Plat<text:span text:style-name="T18">ão</text:span> somente de forma oral (em<text:line-break/>particular nas suas aulas <text:span text:style-name="T18">na</text:span> Academia), das quais temos noticia por meio dos<text:line-break/>testemunhos indiretos dos discipulos (em muitos casos a recupera<text:span text:style-name="T18">ção </text:span>destas doutrinas resolve problemas que em <text:span text:style-name="T19">si </text:span>os <text:span text:style-name="T18">diálogos </text:span>deixam em aberto).</text:p>
      <text:p text:style-name="P44"><text:span text:style-name="T21">Página 131-132</text:span></text:p>
      <text:p text:style-name="P46">0 s escritos de Plat20 chegaram at6 nos<text:line-break/>em sua totalidade. A disposi@o que lhes<text:line-break/>foi conferida, da qua1 nos d6 conta o gramatico Trasilo, baseia-se no conteudo dos<text:line-break/>pr6prios escritos. 0 s trinta e seis trabalhos<text:line-break/>foram subdivididos nas nove tetralogias seguintes:<text:line-break/>I: Eutifron,Apologia de Sdcrates, Criton,<text:line-break/>Fe'don;<text:line-break/>11: Cratilo, Teeteto, Sofista, Politico;<text:line-break/>111:Parmtnides, Filebo, Banquete, Fedro;<text:line-break/>IV: Alcibiades I , Alcibiades <text:span text:style-name="T19">II, </text:span>Hiparco, Amantes;<text:line-break/>V: Teages, Carmides, Laques, Lisis;<text:line-break/>VI: Eutidemo, Protagoras, Gdrgias,<text:line-break/>MBnon;<text:line-break/>VII: Hipias menor, Hipias maior, Ion,<text:line-break/>Menexeno;<text:line-break/><text:span text:style-name="T19">VIII: </text:span>Clitofon,Republica, Timeu, Critias;<text:line-break/>IX: Mino, Leis, Epinomis, Cartas. </text:p>
      <text:p text:style-name="P47">A interpretagiio e a avaliag50 correta<text:line-break/>desses escritos prop6em uma sirie de problemas extremamente complexos que, em<text:line-break/>seu conjunto, constituem a "quest50 platenica" <text:line-break/></text:p>
      <text:p text:style-name="P47">0 <text:span text:style-name="T24">primeiro problema que surge em<text:line-break/>relag50 aos trinta e seis escritos 6 o seguin--<text:line-break/>te: s2o todos eles authticos ou existem<text:line-break/>os nio authticos?</text:span>E <text:span text:style-name="T24">quais s2o os nio autenticos?</text:span> <text:line-break/><text:soft-page-break/><text:line-break/><text:span text:style-name="T23">Página 134</text:span></text:p>
      <text:p text:style-name="P45"><text:a xlink:type="simple" xlink:href="https://www.amazon.com.br/História-Filosofia-Pagã-Antiga/dp/8534919704" text:style-name="Internet_20_link" text:visited-style-name="Visited_20_Internet_20_Link">https://www.amazon.com.br/História-Filosofia-Pagã-Antiga/dp/8534919704</text:a></text:p>
      <text:p text:style-name="P51"/>
      <text:p text:style-name="P52">Interpretação do Bernard Suzanne (http://plato-dialogues.org/suzanne.htm)</text:p>
      <text:p text:style-name="P25">Plato: the Essentials </text:p>
      <text:p text:style-name="P25">He wrote, probably toward the end of his life, a written support for his educational program under the form of dialogues arranged in seven tetralogies, each made up of an introductory dialogue and a trilogy.<text:span text:style-name="T17">[3]</text:span> </text:p>
      <text:p text:style-name="P25"/>
      <text:p text:style-name="P25"><text:span text:style-name="T17">[3] </text:span>We know next to nothing about the way Plato wrote and organized his dialogues, except for a few scarce indications found in some of them (for instance, that the Sophist is the continuation of the Theaetetus and the Statesman the continuation of the Sophist, and also that the Critias is the continuation of the Timaeus). We also ignore when each one of them was written and possibly “published” (that is, made available to the public at large outside the Academy). The suggestion I’m making here, that they compose a unique work structured in tetralogies, is in fact an hypothesis I’m opposing to the prevalent hypothesis according to which Plato composed his dialogues as mostly independent works during his whole life, over a period of about fifty years from Socrates death to his own death around 348/347 BC, at age about eighty, and that these dialogues reflect his intellectual evolution over this period of time of about fifty years. The structure in tetralogies I’m proposing is described in appendix 1, page 19. </text:p>
      <text:p text:style-name="P25">http://plato-dialogues.org/pdf/plato_essentials.pdf</text:p>
      <text:p text:style-name="P56">Apology</text:p>
      <text:p text:style-name="P4"/>
      <text:p text:style-name="P15">Voltando a habilidade retórica de Plato.</text:p>
      <text:p text:style-name="P6"><text:span text:style-name="T1">As is well known, the Apology reflects the conviction that the philosopher, not the orator-statesman, is the true benefactor of the polls. </text:span>According to Socrates, no just man can survive if he enters politics; he who fights for the right must do so in private, not in public (31c). </text:p>
      <text:p text:style-name="P4"><text:a xlink:type="simple" xlink:href="https://www.ideals.illinois.edu/bitstream/handle/2142/12291/illinoisclassica151991NORTH.pdf?sequence=2" text:style-name="Internet_20_link" text:visited-style-name="Visited_20_Internet_20_Link">https://www.ideals.illinois.edu/bitstream/handle/2142/12291/illinoisclassica151991NORTH.pdf?sequence=2</text:a></text:p>
      <text:p text:style-name="P29"><text:span text:style-name="T4">Perhaps it may seem strange that I go about and interfere in other people's affairs to give this advice in private, but do not venture to come before your assembly and advise the state. But the reason for this, as you have heard me say</text:span><text:span text:style-name="T10"> </text:span></text:p>
      <text:p text:style-name="P31"><text:a xlink:type="simple" xlink:href="http://www.perseus.tufts.edu/hopper/text?doc=Perseus%3Atext%3A1999.01.0170%3Atext%3DApol.%3Asection%3D31c" text:style-name="Internet_20_link" text:visited-style-name="Visited_20_Internet_20_Link">http://www.perseus.tufts.edu/hopper/text?doc=Perseus%3Atext%3A1999.01.0170%3Atext%3DApol.%3Asection%3D31c</text:a></text:p>
      <text:p text:style-name="P31"/>
      <text:p text:style-name="P14">Voltando a habilidade retórica de Plato.</text:p>
      <text:p text:style-name="Text_20_body">Socrates himself, the self-proclaimed gadfly of Athens, has been prevented from taking part in public life by his <text:span text:style-name="T11">da</text:span><text:span text:style-name="T12">i</text:span><text:span text:style-name="T11">mon</text:span><text:span text:style-name="T12">i</text:span><text:span text:style-name="T11">on</text:span>, the mysterious sign, internal yet somehow divine, that warns him against certain actions, and he has therefore accepted the paradoxical position of being at once <text:span text:style-name="T11">apragmon</text:span>, one who minds his own business, a non-meddler, and <text:span text:style-name="T11">polypragmon</text:span>, one who meddles in other people's business, performing the greatest service to the state, but always as a private citizen (31d-32a). Socrates' method of dialectical refutation, the elenchus (not the statesman's oratorical deinotes) is what truly advances the welfare of the citizens.</text:p>
      <text:p text:style-name="P5"><text:a xlink:type="simple" xlink:href="https://www.ideals.illinois.edu/bitstream/handle/2142/12291/illinoisclassica151991NORTH.pdf?sequence=2" text:style-name="Internet_20_link" text:visited-style-name="Visited_20_Internet_20_Link">https://www.ideals.illinois.edu/bitstream/handle/2142/12291/illinoisclassica151991NORTH.pdf?sequence=2</text:a></text:p>
      <text:p text:style-name="P32"/>
      <text:p text:style-name="P30"><text:span text:style-name="T4">at many times and places, is that something divine and spiritual comes to me, the very thing which Meletus ridiculed in his indictment. I have had this from my childhood; it is a sort of voice that comes to me, and when it comes it always holds me back from what I am thinking of doing, but never urges me forward. This it is which opposes my engaging in politics. And I think this opposition is a very good thing; for you may be quite sure, men of </text:span><text:a xlink:type="simple" xlink:href="http://www.perseus.tufts.edu/hopper/entityvote?doc=Perseus:text:1999.01.0170:text=Apol.:section=31d&amp;auth=perseus,Athens&amp;n=1&amp;type=place" office:target-frame-name="_blank" xlink:show="new" text:style-name="Internet_20_link" text:visited-style-name="Visited_20_Internet_20_Link"><text:span text:style-name="T6">Athens</text:span></text:a><text:span text:style-name="T4">, that if I had undertaken to go into politics, I should have been put to death long ago and should have done</text:span></text:p>
      <text:p text:style-name="P34">http://www.perseus.tufts.edu/hopper/text?doc=Perseus%3Atext%3A1999.01.0170%3Atext%3DApol.%3Asection%3D31d </text:p>
      <text:p text:style-name="P33"/>
      <text:p text:style-name="P33">no good to you or to myself. And do not be angry with me for speaking the truth; the fact is that no man will save his life who nobly opposes you or any other populace and prevents many unjust and illegal things from happening in the state. </text:p>
      <text:p text:style-name="P31"><text:a xlink:type="simple" xlink:href="http://www.perseus.tufts.edu/hopper/text?doc=Perseus%3Atext%3A1999.01.0170%3Atext%3DApol.%3Asection%3D31e" text:style-name="Internet_20_link" text:visited-style-name="Visited_20_Internet_20_Link"><text:span text:style-name="T2">http://www.perseus.tufts.edu/hopper/text?doc=Perseus%3Atext%3A1999.01.0170%3Atext%3DApol.%3Asection%3D31e</text:span></text:a></text:p>
      <text:p text:style-name="P33"/>
      <text:p text:style-name="P20">A man who really fights for the right, if he is to preserve his life for even a little while, must be a private citizen, not a public man.</text:p>
      <text:p text:style-name="P20">I will give you powerful proofs of this not mere words, but what you honor more,—actions. And listen to what happened to me, that you may be convinced that I would never yield to any one, if that was wrong, through fear of death, but would die rather than yield. The tale I am going to tell you is ordinary and commonplace, but true.</text:p>
      <text:p text:style-name="P19">http://www.perseus.tufts.edu/hopper/text?doc=Perseus%3Atext%3A1999.01.0170%3Atext%3DApol.%3Asection%3D32a</text:p>
      <text:p text:style-name="P16">Euthydem<text:span text:style-name="T14">u</text:span>s</text:p>
      <text:p text:style-name="Text_20_body"/>
      <text:p text:style-name="P13">Voltando a habilidade retórica de Plato.</text:p>
      <text:p text:style-name="Text_20_body">In the Euthydemus, for example, <text:span text:style-name="T15">[...]</text:span> He also briefly considers whether to subsume the art of speech-making under the art of politics (290b-91d), and observes that neither of these arts can make us happy. </text:p>
      <text:p text:style-name="Text_20_body">https://www.ideals.illinois.edu/bitstream/handle/2142/12291/illinoisclassica151991NORTH.pdf?sequence=2</text:p>
      <text:p text:style-name="P23">Generalship, I replied, strikes me as the art whose acquisition above all others would make one happy.</text:p>
      <text:p text:style-name="P23">I do not think so.</text:p>
      <text:p text:style-name="P23">Why not? I asked.</text:p>
      <text:p text:style-name="P23">In a sense, this is an art of hunting men.</text:p>
      <text:p text:style-name="P23">What then? I said.</text:p>
      <text:p text:style-name="P23">No part of actual hunting, he replied, covers more than the province of chasing and overcoming; and when they have overcome the creature they are chasing, they are unable to use it: the huntsmen or the fishermen hand it over to the caterers, and so it is too with the geometers, astronomers, and calculators—</text:p>
      <text:p text:style-name="P25"><text:a xlink:type="simple" xlink:href="http://www.perseus.tufts.edu/hopper/text?doc=Perseus%3Atext%3A1999.01.0178%3Atext%3DEuthyd.%3Asection%3D290b" text:style-name="Internet_20_link" text:visited-style-name="Visited_20_Internet_20_Link"><text:span text:style-name="T10">http://www.perseus.tufts.edu/hopper/text?doc=Perseus%3Atext%3A1999.01.0178%3Atext%3DEuthyd.%3Asection%3D290b</text:span></text:a></text:p>
      <text:p text:style-name="P23"/>
      <text:p text:style-name="P25"><text:span text:style-name="T10">for these also are hunters in their way, since they are not in each case diagram-makers, but discover the realities of things</text:span><text:bookmark text:name="note-link1"/><text:a xlink:type="simple" xlink:href="http://www.perseus.tufts.edu/hopper/text?doc=Perseus%3Atext%3A1999.01.0178%3Atext%3DEuthyd.%3Asection%3D290c#note1" text:style-name="Internet_20_link" text:visited-style-name="Visited_20_Internet_20_Link"><text:span text:style-name="T9">1</text:span></text:a><text:span text:style-name="T10">—and so, not knowing how to use their prey, but only how to hunt, I take it they hand over their discoveries to the dialecticians to use properly, those of them, at least, who are not utter blockheads.</text:span></text:p>
      <text:p text:style-name="P23">Very good, I said, most handsome and ingenious Cleinias; and is this really so?</text:p>
      <text:p text:style-name="P23">To be sure it is; and so, in the same way, with the generals. When they have hunted either a city or</text:p>
      <text:p text:style-name="P25"><text:a xlink:type="simple" xlink:href="http://www.perseus.tufts.edu/hopper/text?doc=Perseus%3Atext%3A1999.01.0178%3Atext%3DEuthyd.%3Asection%3D290c" text:style-name="Internet_20_link" text:visited-style-name="Visited_20_Internet_20_Link"><text:span text:style-name="T10">http://www.perseus.tufts.edu/hopper/text?doc=Perseus%3Atext%3A1999.01.0178%3Atext%3DEuthyd.%3Asection%3D290c</text:span></text:a></text:p>
      <text:p text:style-name="P23"/>
      <text:p text:style-name="P23">an army, they hand it over to the politicians—since they themselves do not know how to use what they have hunted—just as quail-hunters, I suppose, hand over their birds to the quail-keepers. If, therefore, he went on, we are looking for that art which itself shall know how to use what it has acquired either in making or chasing, and if this is the sort that will make us blest, we must reject generalship, he said, and seek out some other. </text:p>
      <text:p text:style-name="P25"><text:a xlink:type="simple" xlink:href="http://www.perseus.tufts.edu/hopper/text?doc=Perseus%3Atext%3A1999.01.0178%3Atext%3DEuthyd.%3Asection%3D290d" text:style-name="Internet_20_link" text:visited-style-name="Visited_20_Internet_20_Link"><text:span text:style-name="T10">http://www.perseus.tufts.edu/hopper/text?doc=Perseus%3Atext%3A1999.01.0178%3Atext%3DEuthyd.%3Asection%3D290d</text:span></text:a></text:p>
      <text:p text:style-name="P23"/>
      <text:p text:style-name="P23"><text:span text:style-name="T13">Crito: </text:span>What is this, Socrates? Such a pronouncement from that stripling!</text:p>
      <text:p text:style-name="P23"><text:span text:style-name="T13">Socrates: </text:span>You do not believe it is his, Crito?</text:p>
      <text:p text:style-name="P23"><text:span text:style-name="T13">Crito: </text:span>I should rather think not. For I am sure, if he spoke thus, he has no need of education from Euthydemus or anyone else.</text:p>
      <text:p text:style-name="P23"><text:span text:style-name="T13">Socrates: </text:span>But then, Heaven help me! I wonder if it was Ctesippus who said it, and my memory fails me.</text:p>
      <text:p text:style-name="P25"><text:a xlink:type="simple" xlink:href="http://www.perseus.tufts.edu/hopper/text?doc=Perseus%3Atext%3A1999.01.0178%3Atext%3DEuthyd.%3Asection%3D290e" text:style-name="Internet_20_link" text:visited-style-name="Visited_20_Internet_20_Link"><text:span text:style-name="T10">http://www.perseus.tufts.edu/hopper/text?doc=Perseus%3Atext%3A1999.01.0178%3Atext%3DEuthyd.%3Asection%3D290e</text:span></text:a></text:p>
      <text:p text:style-name="P23"/>
      <text:p text:style-name="P23"><text:span text:style-name="T13">Crito: </text:span>Very like Ctesippus!</text:p>
      <text:p text:style-name="P23"><text:span text:style-name="T13">Socrates: </text:span>Well, of this at any rate I am certain, that it was neither Euthydemus nor Dionysodorus who said it. Tell me, mysterious Crito, was it some superior power that was there to speak it? For that speech I heard, I am sure.</text:p>
      <text:p text:style-name="P23"><text:span text:style-name="T13">Crito: </text:span>Yes, I promise you, Socrates: I fancy it was indeed some superior power—very much so. But after that, did you go on looking for a suitable art? Did you find the one which you had as the object of your search, or not?</text:p>
      <text:p text:style-name="P23"/>
      <text:p text:style-name="P25"><text:a xlink:type="simple" xlink:href="http://www.perseus.tufts.edu/hopper/text?doc=Perseus%3Atext%3A1999.01.0178%3Atext%3DEuthyd.%3Asection%3D291a" text:style-name="Internet_20_link" text:visited-style-name="Visited_20_Internet_20_Link"><text:span text:style-name="T10">http://www.perseus.tufts.edu/hopper/text?doc=Perseus%3Atext%3A1999.01.0178%3Atext%3DEuthyd.%3Asection%3D291a</text:span></text:a></text:p>
      <text:p text:style-name="P23"/>
      <text:p text:style-name="P23"><text:span text:style-name="T13">Socrates: </text:span>Find it, my good fellow! No, we were in a most ridiculous state; like children who run after crested larks, we kept on believing each moment we were just going to catch this or that one of the knowledges, while they as often slipped from our grasp. What need to tell you the story at length? When we reached the kingly art, and were examining it to see if we had here what provides and produces happiness, at this point we were involved in a labyrinth: when we supposed we had arrived at the end, we twisted about again </text:p>
      <text:p text:style-name="P25"><text:a xlink:type="simple" xlink:href="http://www.perseus.tufts.edu/hopper/text?doc=Perseus%3Atext%3A1999.01.0178%3Atext%3DEuthyd.%3Asection%3D291b" text:style-name="Internet_20_link" text:visited-style-name="Visited_20_Internet_20_Link"><text:span text:style-name="T10">http://www.perseus.tufts.edu/hopper/text?doc=Perseus%3Atext%3A1999.01.0178%3Atext%3DEuthyd.%3Asection%3D291b</text:span></text:a></text:p>
      <text:p text:style-name="P23"/>
      <text:p text:style-name="P23">and found ourselves practically at the beginning of our search, and just as sorely in want as when we first started on it.</text:p>
      <text:p text:style-name="P23"><text:span text:style-name="T13">Crito: </text:span>How did this happen to you, Socrates?</text:p>
      <text:p text:style-name="P23"><text:span text:style-name="T13">Socrates: </text:span>I will tell you. We took the view that the statesman's and the monarch's arts were one and the same.</text:p>
      <text:p text:style-name="P23"><text:span text:style-name="T13">Crito: </text:span>Well, what then?</text:p>
      <text:p text:style-name="P23"><text:span text:style-name="T13">Socrates: </text:span>To this art, we thought, generalship and the other arts handed over the management of the productions of their own trades, as this one alone knew how to use them. So it seemed clear to us that this was the one we were seeking,</text:p>
      <text:p text:style-name="P25"><text:a xlink:type="simple" xlink:href="http://www.perseus.tufts.edu/hopper/text?doc=Perseus%3Atext%3A1999.01.0178%3Atext%3DEuthyd.%3Asection%3D291c" text:style-name="Internet_20_link" text:visited-style-name="Visited_20_Internet_20_Link"><text:span text:style-name="T10">http://www.perseus.tufts.edu/hopper/text?doc=Perseus%3Atext%3A1999.01.0178%3Atext%3DEuthyd.%3Asection%3D291c</text:span></text:a></text:p>
      <text:p text:style-name="P23"/>
      <text:p text:style-name="P26"><text:span text:style-name="T10">and was the cause of right conduct in the state, and precisely as Aeschylus' line</text:span><text:bookmark text:name="note-link11"/><text:a xlink:type="simple" xlink:href="http://www.perseus.tufts.edu/hopper/text?doc=Perseus%3Atext%3A1999.01.0178%3Atext%3DEuthyd.%3Asection%3D291d#note1" text:style-name="Internet_20_link" text:visited-style-name="Visited_20_Internet_20_Link"><text:span text:style-name="T9">1</text:span></text:a><text:span text:style-name="T10"> expresses it, is seated alone at the helm of the city,</text:span></text:p>
      <text:p text:style-name="P37"><text:s/>steering the whole, commanding the whole, and making the whole useful.</text:p>
      <text:p text:style-name="P23"><text:span text:style-name="T13">Crito: </text:span>And surely your notion was a good one, Socrates?</text:p>
      <text:p text:style-name="P23"><text:span text:style-name="T13">Socrates: </text:span>You shall judge of that, Crito, if you care to hear what befell us thereafter. For later on we reconsidered it somewhat in this manner: Look now, does the monarch's art, that rules over all, produce any effect</text:p>
      <text:p text:style-name="P23"><text:a xlink:type="simple" xlink:href="http://www.perseus.tufts.edu/hopper/text?doc=Perseus%3Atext%3A1999.01.0178%3Atext%3DEuthyd.%3Asection%3D291d" text:style-name="Internet_20_link" text:visited-style-name="Visited_20_Internet_20_Link">http://www.perseus.tufts.edu/hopper/text?doc=Perseus%3Atext%3A1999.01.0178%3Atext%3DEuthyd.%3Asection%3D291d</text:a></text:p>
      <text:p text:style-name="P23"><text:soft-page-break/></text:p>
      <text:p text:style-name="P23"/>
      <text:p text:style-name="P28">…</text:p>
      <text:p text:style-name="P22"><text:span text:style-name="T4">since we have discredited all the business commonly called politics, and it is merely a case of the proverbial “Corinthus Divine”</text:span><text:bookmark text:name="note-link12"/><text:a xlink:type="simple" xlink:href="http://www.perseus.tufts.edu/hopper/text?doc=Perseus%3Atext%3A1999.01.0178%3Atext%3DEuthyd.%3Asection%3D292e#note1" text:style-name="Internet_20_link" text:visited-style-name="Visited_20_Internet_20_Link"><text:span text:style-name="T8">1</text:span></text:a><text:span text:style-name="T4">; and, as I was saying, we are equally or even worse at fault as to what that knowledge can be which is to make us happy.</text:span></text:p>
      <text:p text:style-name="P21"><text:span text:style-name="T13">Crito: </text:span>Upon my word, Socrates, you got yourselves there, it seems, into a pretty fix.</text:p>
      <text:p text:style-name="P21"><text:span text:style-name="T13">Socrates: </text:span>So then I myself, Crito, finding</text:p>
      <text:p text:style-name="P21"><text:a xlink:type="simple" xlink:href="http://www.perseus.tufts.edu/hopper/text?doc=Perseus%3Atext%3A1999.01.0178%3Atext%3DEuthyd.%3Asection%3D292e" text:style-name="Internet_20_link" text:visited-style-name="Visited_20_Internet_20_Link">http://www.perseus.tufts.edu/hopper/text?doc=Perseus%3Atext%3A1999.01.0178%3Atext%3DEuthyd.%3Asection%3D292e</text:a></text:p>
      <text:p text:style-name="P21"/>
      <text:p text:style-name="P50">Em [290b-??? até onde?] Sócrates convence Crito [TODO quem e o que Crito representa nesta diálogo] que a política não irá levar o homem a felicidade. Ela, mesma na sua perfeição produz coisas (riqueza, liberdade) que não são coisa boas em si mesmo. Sócrates parte do princípio [TODO onde ele expõe isso] que da riqueza e da liberdade podem sair coisas boas, porém apenas do uso sábio dessas coisas. Então convence Crito que a arte que gerará a felicidade será uma arte que gerará esta sabedoria e não aquelas coisas.</text:p>
      <text:p text:style-name="P8">Isto pode ser visto bem em 292d</text:p>
      <text:p text:style-name="P27"><text:span text:style-name="T5">Socrates</text:span><text:span text:style-name="T10"><text:line-break/></text:span><text:span text:style-name="T4">Well, what knowledge does it give ? What use can we make of it? It is not to be a producer of any of the effects which are neither bad nor good, while it is to confer no other knowledge but itself. Shall we try and say what it is, and what use we shall make of it? Do you mind if we describe it, Crito, as that whereby we shall make other men good?</text:span></text:p>
      <text:p text:style-name="P27"><text:a xlink:type="simple" xlink:href="http://www.perseus.tufts.edu/hopper/text?doc=Perseus%3Atext%3A1999.01.0178%3Atext%3DEuthyd.%3Asection%3D292d" text:style-name="Internet_20_link" text:visited-style-name="Visited_20_Internet_20_Link"><text:span text:style-name="T10">http://www.perseus.tufts.edu/hopper/text?doc=Perseus%3Atext%3A1999.01.0178%3Atext%3DEuthyd.%3Asection%3D292d</text:span></text:a></text:p>
      <text:p text:style-name="P9"/>
      <text:p text:style-name="P9">A função desta arte superior está na fala de Sócrates que termina em 293a.</text:p>
      <text:p text:style-name="P38">Socrates</text:p>
      <text:p text:style-name="P24"><text:span text:style-name="T3">[…] </text:span><text:span text:style-name="T2">to make plain to us what that knowledge can be of which </text:span></text:p>
      <text:p text:style-name="P39">we must get hold if we are to spend the </text:p>
      <text:p text:style-name="P24"><text:span text:style-name="T2">remainder of our lives in a proper way</text:span> </text:p>
      <text:p text:style-name="P23"><text:a xlink:type="simple" xlink:href="http://www.perseus.tufts.edu/hopper/text?doc=Perseus%3Atext%3A1999.01.0178%3Atext%3DEuthyd.%3Asection%3D293a" text:style-name="Internet_20_link" text:visited-style-name="Visited_20_Internet_20_Link">http://www.perseus.tufts.edu/hopper/text?doc=Perseus%3Atext%3A1999.01.0178%3Atext%3DEuthyd.%3Asection%3D293a</text:a></text:p>
      <text:p text:style-name="P23"/>
      <text:p text:style-name="P10">Crito então pergunta a Sócrates se Euthydemus o ajudou nesta busca. [TODO pq Euthydemus, quem foi ele? Por que Crito o cita agora?].</text:p>
      <text:p text:style-name="P10"/>
      <text:p text:style-name="P12">Voltando a habilidade retórica de Plato.</text:p>
      <text:p text:style-name="P7">In the Euthydemus, for example, we find Socrates debating with two teachers of <text:span text:style-name="T11">eristic</text:span>, and in the course of the conversation sharply distinguishing the object of politics from the object of philosophy (306a-b).</text:p>
      <text:p text:style-name="P11"><text:a xlink:type="simple" xlink:href="https://www.ideals.illinois.edu/bitstream/handle/2142/12291/illinoisclassica151991NORTH.pdf?sequence=2" text:style-name="Internet_20_link" text:visited-style-name="Visited_20_Internet_20_Link">https://www.ideals.illinois.edu/bitstream/handle/2142/12291/illinoisclassica151991NORTH.pdf?sequence=2</text:a></text:p>
      <text:p text:style-name="P25"><text:span text:style-name="T4">It is no easy matter to persuade them that either people or things, which are between two other things and have a certain share of both, if compounded of bad and good are found to be better than the one and worse than the other; but if compounded of two good things which have not the same object, they are worse than either of their components in relation to the object to which each of them is adapted; while if they are compounded of two bad things which have not the same object, and stand between them, this is the only case</text:span><text:span text:style-name="T10"> </text:span></text:p>
      <text:p text:style-name="P25"><text:a xlink:type="simple" xlink:href="http://www.perseus.tufts.edu/hopper/text?doc=Perseus%3Atext%3A1999.01.0178%3Atext%3DEuthyd.%3Asection%3D306a" text:style-name="Internet_20_link" text:visited-style-name="Visited_20_Internet_20_Link"><text:span text:style-name="T10">http://www.perseus.tufts.edu/hopper/text?doc=Perseus%3Atext%3A1999.01.0178%3Atext%3DEuthyd.%3Asection%3D306a</text:span></text:a></text:p>
      <text:p text:style-name="P23"/>
      <text:p text:style-name="P23"><text:span text:style-name="T7"> </text:span><text:span text:style-name="T2">where they are better than either of the two things of which they have a share. Now if philosophy and the statesman's business are both good things, and each of them has a different object, and if these persons, partaking of both, are between them, their claims are nought; for they are inferior to both: if one is good and the other bad, they are better than the one and worse than the other: while if both are bad, in this case there would be some truth in their statement, but in any other case there is none. Now I do not think they will admit</text:span> </text:p>
      <text:p text:style-name="P25"><text:a xlink:type="simple" xlink:href="http://www.perseus.tufts.edu/hopper/text?doc=Perseus%3Atext%3A1999.01.0178%3Atext%3DEuthyd.%3Asection%3D306b" text:style-name="Internet_20_link" text:visited-style-name="Visited_20_Internet_20_Link"><text:span text:style-name="T10">http://www.perseus.tufts.edu/hopper/text?doc=Perseus%3Atext%3A1999.01.0178%3Atext%3DEuthyd.%3Asection%3D306b</text:span></text:a></text:p>
      <text:p text:style-name="P23"/>
      <text:p text:style-name="P18"/>
      <text:p text:style-name="P18">Phaedrus</text:p>
      <text:p text:style-name="P3">One way to test this statement is to read the Phaedrus, both for its doctrine and for the way that doctrine is expressed. What I have in mind, very briefly, is (1) the emphasis on the prepon and its synonyms in Socrates' criticism of Lysias' speech as lacking in ananke logographike (264b), a term immediately explicated as the organization of a discourse like a living thing, whose middle and extremities are suited to one another (TipeTiovxa aXXi\Xoi(;), (2) his praise of his own two speeches as demonstrating the principle of definition, which leads to clarity and self-consistency (to avxb a\)t© 6^oXoYot&gt;)i£vov 265d), (3) his comparison of a genuine art of rhetoric to the genuine art of tragedy, which consists of the appropriate integration (7tpE7io\)oav ovoxaaiv) of dramatic speeches so that they are in harmony (o-uvioxa^EVTiv) with one another and with the whole (268d), (4) his insistence that one who practices the truly rhetorical and persuasive art must adapt speeches to souls out of a knowledge of which arguments will be persuasive to which souls (271b), (5) his comprehensive recapitulation in which he requires a recognition of the kairos, the appropriate moment for speech or silence, for one kind of speech or another, and finally (6) his consideration of euprepeia and aprepeia in writing, as well as in speaking (274b). These passages demonstrate Plato's exquisite sensitivity to the prepon as a fundamental principle of discourse. The doctrine is present throughout the Phaedrus, not merely as a theory emphasized in the rhetorical section, but as the underiying justification for the variety of styles employed in the earlier, dramatic and mythological parts. </text:p>
      <text:p text:style-name="P3">https://www.ideals.illinois.edu/bitstream/handle/2142/12291/illinoisclassica151991NORTH.pdf?sequence=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08:12:29.637000000</meta:creation-date>
    <dc:date>2018-11-11T14:56:57.393000000</dc:date>
    <meta:editing-duration>P3DT20H3M48S</meta:editing-duration>
    <meta:editing-cycles>33</meta:editing-cycles>
    <meta:generator>LibreOffice/6.0.1.1$Windows_x86 LibreOffice_project/60bfb1526849283ce2491346ed2aa51c465abfe6</meta:generator>
    <meta:document-statistic meta:table-count="0" meta:image-count="0" meta:object-count="0" meta:page-count="12" meta:paragraph-count="109" meta:word-count="2880" meta:character-count="19244" meta:non-whitespace-character-count="16445"/>
  </office:meta>
</office:document-meta>
</file>